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text-properties style:font-name="FreeMono" fo:font-size="9pt" officeooo:paragraph-rsid="0046b6b9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14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6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b6b9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 officeooo:rsid="002e8418"/>
    </style:style>
    <style:style style:name="T2" style:family="text">
      <style:text-properties fo:color="#000000" style:text-underline-style="none" officeooo:rsid="00fb804d" fo:background-color="#ffffff" loext:char-shading-value="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0c2e18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125cb7" fo:background-color="#ffffff" loext:char-shading-value="0"/>
    </style:style>
    <style:style style:name="T11" style:family="text">
      <style:text-properties fo:color="#000000" style:text-underline-style="none" officeooo:rsid="003671d6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c239f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f9f1a9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118f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23">ertidão De Matrícula</text:span></text:p>
      <text:p text:style-name="P5"/>
      <text:p text:style-name="P15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2">Faculdade de </text:span><text:span text:style-name="T1">Medicina Veterinária</text:span><text:span text:style-name="T13"> </text:span><text:span text:style-name="T12">da Universidade de Lisboa,</text:span></text:p>
      <text:p text:style-name="P14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</text:span><text:span text:style-name="T17">realizou a matrícula no Curso de </text:span><text:text-input text:description="${lang.pt(curricularPlanInformation.degreePresentationName)}">${lang.pt(curricularPlanInformation.degreePresentationName)}</text:text-input><text:span text:style-name="T17"> no ano letivo d</text:span><text:span text:style-name="T19">e </text:span><text:text-input text:description="${registration.startExecutionYear.name}">${registration.startExecutionYear.name}</text:text-input><text:span text:style-name="T17">.</text:span></text:p>
      <text:p text:style-name="P16"/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9"/>
      <text:p text:style-name="P19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12">Faculdade de </text:span><text:span text:style-name="T1">Medicina Veterinária</text:span><text:span text:style-name="T12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3"><text:text-input text:description="[#if hasPricetag]">[#if hasPricetag]</text:text-input></text:p>
            <text:p text:style-name="P17"><text:span text:style-name="T20">Emolumento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40:13.010782557</dc:date>
    <meta:editing-duration>PT1H7M21S</meta:editing-duration>
    <meta:editing-cycles>51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3" meta:non-whitespace-character-count="3133"/>
  </office:meta>
</office:document-meta>
</file>